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Pattern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nion.File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sum.getChecksum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ecksum.createDigestString( byte [ ] fileDig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sum.decodeHex( char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matElement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sum.set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nion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ecksum.generateChecksum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Checksum.ad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ecksum.validateAndExecute(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Checksum.setProvider( String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Todir(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Elemen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Element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addToIncludeFileMap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hecksum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readChecksum( File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ecksum.setForceOverwrite( boolean force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Fileext( String file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Element.Forma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Totalproperty( String total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Verifyproperty( String verify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Format( Format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.setRead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